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Let there be bubbles,” and she blew bubbles to the sky. It was bright blue today, with herds of thin clouds moving slowly from one horizon to the other, and the wind carried the bubbles in a long voyage to meet the morning sun. Its light was warm to the touch, and yet, it was careful not to be too strong today, because, </text:p>
      <text:p text:style-name="Normal">“Today is a nice day.” </text:p>
      <text:p text:style-name="Normal">These words, she uttered as she looked at the gathering crowd below.</text:p>
      <text:p text:style-name="Normal">“Do you want to go down and have fun?” </text:p>
      <text:p text:style-name="Normal">But to her question there was no response. While it was unreasonable to expect a cat to answer with words, she at least expected him to react, one way or another. </text:p>
      <text:p text:style-name="Normal">Were her expectations for him too high? Maybe, maybe not. This inconclusive conclusion was satisfactory to her, she had no interest in thinking about anything right now. </text:p>
      <text:p text:style-name="Normal">She had a look at the feline in question, and so discovered why he’d made no reaction: as it happened, he was very busy doing nothing in particular. </text:p>
      <text:p text:style-name="Normal">“Are all cats as lazy as you are, Mr Cat?”</text:p>
      <text:p text:style-name="Normal">She didn’t push the matter further, however; it was one of her favourite activities too, so she made a point to allow others to indulge in it when they did. In fact, right now she was partaking in it. Unless dangling one’s feet over the edge of a roof while blowing soap bubbles counted as doing something. </text:p>
      <text:p text:style-name="Normal"><text:span text:style-name="T1">It is a good time to be lazy, after all, </text:span>she thought to herself. </text:p>
      <text:p text:style-name="Normal">The two of them were sitting on the edge of the roof of an old guard tower, now abandoned and ever so quietly watching over the city. The tower had originally been built when the city and its walls only stretched as far as this district. But since then, so many new homes had bloomed that it failed in its initial purpose, as one of the eyes that looked beyond the ramparts. In time, it was altogether forsaken. <text:s text:c="1"/></text:p>
      <text:p text:style-name="Normal">And so it came to be that on top of it sat a girl and a cat, its only regular visitors. At its feet, just beyond the walls, there was a wide patch of grassy earth. It was either the narrowest and most elongated park, or the most elongated and narrowest park that she knew of. She couldn’t quite decide which title she preferred. It stretched the district’s entire wall but was only a dozen meters wide; one of the many of its kind scattered in this urban jungle. This park in particular boasted tall cedar trees, as old as the watchtower itself though dwarfed by it. Their presence meant that it was possible for someone sitting on the tower to see what was happening below while staying almost unseen. And that made it a good place in her book.</text:p>
      <text:p text:style-name="Normal">Thus, she could see beyond the trees’ leaves, beyond the grass, where soft earth ended and stone pavement started. There, a large plaza rested. An oh so very large plaza. It could be an ocean to the park if only the latter were to be its coast. And if it were an ocean, then it would be a very busy one, where all kinds of fish were gathering. Today in particular, the crowd was singularly numerous, and it had yet to finish growing. It seemed that, just for this once, this ocean was destined to become a sea of people. More and more people were joining in, and as they did small shops and stands were also being set up. As it happened, today was a festival day and, looking at the preparations below, she repeated,</text:p>
      <text:p text:style-name="Normal">“Today is a nice day, isn’t it?”</text:p>
      <text:p text:style-name="Normal">“Meow,” agreed Mr Cat. Or at least, she assumed he did.</text:p>
      <text:p text:style-name="Normal"/>
      <text:p text:style-name="Normal">As more stands were blossoming and the number of potential customers increased proportionally, she started thinking that maybe she wanted to become one of them too. Did she? Maybe this matter was better contemplated while lying down? She decided it was. So, lie down she did. Her chin now rested on top of her hands, her eyes were barely capable of peering beyond the roof, and her feet, happy to be on the right side of the edge again, began flapping up and down without a care. In this new position looking either up or down required making some effort, something she didn’t feel like doing. As such, for the moment, she just appreciated the view that the watchtower offered. Even though it stood tall, the city still stretched as far as her eyes could see. <text:span text:style-name="T1">And that’s a good thing</text:span>, she thought, and she truly believed so. <text:span text:style-name="T1">This view is pretty.</text:span> <text:span text:style-name="T1">This city is.</text:span></text:p>
      <text:p text:style-name="Normal"/>
      <text:p text:style-name="Normal">If a child were given a boxful of colourful cubes and rectangles and all kinds of toys (<text:span text:style-name="T1">think of a very big box</text:span>), a lot of space, and a few days’ time, he could probably come up with something similar to this city<text:span text:style-name="T1">. </text:span>It would be his little magnum opus, one he would keep pestering his parents and friends and anything capable of complimenting him about. And to be fair, he would have good reasons to be proud. If this child were to build this city, how would he go about it?</text:p>
      <text:p text:style-name="Normal">It would all begin somewhere close to the sea, in a place where a small mound that he’d call a hill meets small stream he’d baptize a river, and as they meet, the river would split in two. It’s on this hill that the child would put the fanciest toys he could find. At the very top, a grand palace worthy of a great emperor, and assembled around it would be a row of tall and richly decorated buildings, punctuated with the occasional beautifully ornamented tower. He would make multiple circles like that, going all the way down to the foot of the hill. Things would be a bit cramped and the streets a bit narrow but, as the first piece of a large puzzle, it would have to make do. </text:p>
      <text:p text:style-name="Normal">Afterwards, it could be that his parents would call him over for lunch. And, if they did, he would tell them to wait, because there’d still something to be done before he could allow himself to leave. Because, all around this formation, all around his creation, he would put strong walls. This way it would always be protected, even when he was away.</text:p>
      <text:p text:style-name="Normal">And, when he would come back, he would find that he’d barely used up a fraction of what was inside the box. So, with a sigh, he’d get to work building the rest of the city. </text:p>
      <text:p text:style-name="Normal">The citadel on the hill would be the first sphere, and he would surround it with more of them. He would make many spheres of similar size, they would each have their own walls guarding the buildings and streets as well as the main road, which would connect them to one another and to the citadel. So it was that the city would grow to look like a snail’s shell that was traversed by a river, a snail’s house: from the central point that was the hill it spiralled around itself, spinning and spinning, ever expanding outwards yet always anxious to stay close to itself. <text:span text:style-name="T1">That, or a dragon coiled around itself. </text:span></text:p>
      <text:p text:style-name="Normal">Looking inside the box again, the child would see that he still had quite a few fancy toys left. Monuments, fountains, statues and the likes, he would distribute them all over the spheres, more or less equally. This would make for a good day’s work. He would grow tired and sleepy, he would continue another day. For now, he would leave. </text:p>
      <text:p text:style-name="Normal">Once again, the city would have to stand on its own. Without a guardian, it would have to brave black clouds, and rain, the night and the wind. For a while, it would have to face the world, all by itself. But, when the child does return, he would find everything as he left it. <text:span text:style-name="T1">Because the foundations are solid, and the walls are strong. Some buildings may have fallen, but they will all rise again.</text:span> <text:span text:style-name="T1">We will make them. </text:span></text:p>
      <text:p text:style-name="Normal"> </text:p>
      <text:p text:style-name="Normal">This time, the box would be fuller of air than toys, but there would still be much to be done. Most of the fancy pieces would be gone, all that’s left would be of simpler shape and more humble construct. And yet, these would be the finest pieces of this puzzle. <text:span text:style-name="T1">Or, if I were more honest, to me they would be. But am I that honest? <text:s text:c="1"/></text:span></text:p>
      <text:p text:style-name="Normal">The new spheres the child would make would be bigger, like large cushions surrounding the snail’s house. They would be very, very colourful cushions. If this city were indeed a puzzle, then these outer spheres would truly be its most colourful regions. It would be clear that the pieces there didn’t feel the need to restrict themselves to a uniform shape. In fact, they wouldn’t restrict themselves to any standard for that matter. Whether it was size, colour or form, they would have each pretty much done as they pleased. Some would be tall and slim like dominoes, others would have rounded rooftops. Others still would be inspired by pyramids, whereas there are that would prefer a more normal look. Be that as it may, the child would place each of them with care. Because they differed so wildly from one another, he would find it both easy and difficult to give a function to all of those pieces. For example, he might end up with a couple dozen more aquariums than one would expect within a fortified city. Then, in his doubt, he would decide that all of them are homes. To someone or to something, to people or to ideas, it didn’t matter, they would be homes. As such, they would all be important. And, as such, it follows that he would set them up chaotically. He would only listen to his heart, listen and learn where each piece should be placed, learn how they would fit the best together. There would be method, there would be madness. This is how the outer spheres would be born. </text:p>
      <text:p text:style-name="Normal">Curiously enough, among the assortment of toys, he would have found that there were quite a lot of windmills. These, taking from the toys they hung around with in the box, would be of all sizes and colours, all eager to set themselves apart from the others. They would be scattered in these spheres like flowers in a garden, a garden where one might find anything, where everything seemed placed randomly around an arrangement of a giant snail’s shell, and, as the most beloved flowers of the entire garden, they would become its symbol. More so than a grand palace, a Gothic cathedral or the array of beautiful towers, they would be the most beloved. </text:p>
      <text:p text:style-name="Normal">But the city wouldn’t be complete just yet with them. There would still be a final set of pieces missing from this puzzle: all around each of the outer spheres, the child would place the last rows of walls. With that, his work would be over at last, this city could and would stand on its own. After that, all would be done. And then, with one big sigh, he would be free to fall down and rest. </text:p>
      <text:p text:style-name="Normal">“And then I would wave him goodbye, and return to the present...”</text:p>
      <text:p text:style-name="Normal">And once back in the present, she would ask, she did ask,</text:p>
      <text:p text:style-name="Normal">“Hello Mr Cat, did you miss me?”</text:p>
      <text:p text:style-name="Normal">But it was long since the cat in question had grown sick and tired of such antics, so he simply ignored her existence. Not that that was unusual. At last back to the present, she decided to stand up and spin around herself once, to take in a quick view of the entire city and the mountains and the sea beyond. This was a place she was happy to call home.</text:p>
      <text:p text:style-name="Normal"/>
      <text:p text:style-name="Normal">From behind her, a gentle breeze brought the salty smell of the sea. Feeling the wind on her skin, she let go of all thoughts, closed her eyes, and breathed. Unfortunately, the wind also carried the smell of food from somewhere below, and though the plaza was partially covered by the trees, she could see the rest of the sphere just fine. Its colourfulness brought to mind a regalia cake. With some imagination, it almost looked like one. If it were one, it would probably taste very good.</text:p>
      <text:p text:style-name="Normal">“... Is this what they mean when they say home sweet home?” she thought out loud. </text:p>
      <text:p text:style-name="Normal">Down in the park, the people nearest the tower also begun thinking of regalia cake, for reasons unknown to them. </text:p>
      <text:p text:style-name="Normal">She sighed. Because of the direction her mind had gone, she was now hungry. </text:p>
      <text:p text:style-name="Normal">“Meoow.”</text:p>
      <text:p text:style-name="Normal">Apparently, so was Mr Cat. And with his eyes, he blamed her for it. </text:p>
      <text:p text:style-name="Normal">“Don’t look at me like that, you always want to eat, whether I think about it or not.” </text:p>
      <text:p text:style-name="Normal">Thus it was decided in a silent agreement, the two of them would go down to the festival. She picked up Mr Cat and held him in her arms, then stood the very edge of the roof. As it happened, today there were more than a few people seeking shade in the long park at the foot of the walls. That wouldn’t do. She had to distract them somehow, make sure they looked in a different direction from hers for a few moments. And so, mustering as much distress as she could, she thought at the top of her lungs: <text:span text:style-name="T1">Oh no! Where’s that thousand Vassalt bill?! It was in my pocket! I must have lost it in the plaza!</text:span></text:p>
      <text:p text:style-name="Normal">At the edge of a tower’s rooftop, this girl was giggling to herself as she watched the people below get alarmed at the absence of a thousand Vassalt bill that was never in their pockets, and going to look for it in a place that never saw it. But this plan was far from perfect. Only those closest would believe that thought, the rest would stop worrying about it more or less quickly. This meant she had to act now. With her hands she masked the cat’s eyes before closing her own.</text:p>
      <text:p text:style-name="Normal"/>
      <text:p text:style-name="Normal">She took a deep breath, once again emptying her mind, and focused. With one step, she walked beyond the roof’s edge. She was now freely falling to the ground. And yet, as though there were an invisible ocean waiting to receive her, halfway through her fall she was slowed to a near halt. An inexistent body of water she chose to jump into. A world that exists only to her, brought into life. In it, she opened her eyes. Schools of fish carelessly swimming through the trees’ branches, a red carp struggling up one of the trunks, and a pod of curious dolphins observing some blissfully unaware birds. Slowly, she let herself sink to the ocean’s imaginary bottom, and gently, her feet touched the ground. She closed her eyes and opened them once again.</text:p>
      <text:p text:style-name="Normal">“Hey, we’re home.”</text:p>
      <text:p text:style-name="Normal">With that, she uncovered the cat’s eyes and caressed him for a while before letting him down. <text:s text:c="1"/></text:p>
      <text:p text:style-name="Normal"/>
      <text:p text:style-name="Normal">As if a jump of thirty meters or so was just what he needed to wake up, Mr Cat proceeded to stretch his limbs. Then, in a rare show of affection, he rubbed his head against her legs. In response, she reached out a hand to pet him again.</text:p>
      <text:p text:style-name="Normal">“Yup, I love you too.”</text:p>
      <text:p text:style-name="Normal">They’d landed at the foot of a tall cedar, and the entire width of the park in its glorious thinness stood between them and the plaza. The food stands, however, were much further in. At least, it would make for a good walk. And so, into the sea of people the two of them went. She had a look at the crowd around her. From their very normal behaviour, she concluded that the distress she’d spread had died out. Also, was it her imagination or they shot questioning glances at her quite often? Did they see her fall? That could be bad. <text:span text:style-name="T1">No, they’d look more shocked if they’d seen me. Right now, they’re only curious, it’s probably something else</text:span>. While that did make sense, a lot of trying-to-reassure-herself was involved in that thought, and she was well aware of that, and it made her uncomfortable. Then, someone called out to her.</text:p>
      <text:p text:style-name="Normal">“Shiiro! Over here!”</text:p>
      <text:p text:style-name="Normal">A tall girl in her twenties, dressed in black and red with glasses of matching colour, but smiling and waving at her like she was ten and wearing a pure white dress. She was standing by a stall that hadn’t opened yet; it seems preparations were still ongoing.</text:p>
      <text:p text:style-name="Normal">“Hey Sarah. So Little Song’s participating this year too? If you’re running the stand alone, I could lend a hand.”</text:p>
      <text:p text:style-name="Normal">“What if I’m not?”</text:p>
      <text:p text:style-name="Normal">“Goodbye.”</text:p>
      <text:p text:style-name="Normal">“N-no, hold on, I’m actually running it alone. More importantly though, what happened to your hair? It’s all messy, did you jump into a fountain or something?”</text:p>
      <text:p text:style-name="Normal"><text:span text:style-name="T1">Oh, so that’s what it was.</text:span></text:p>
      <text:p text:style-name="Normal">“Oh, um, yeah, I guess.”</text:p>
      <text:p text:style-name="Normal">“Meoow,” added Mr Cat as further explanation. </text:p>
      <text:p text:style-name="Normal">“Seriously, it’s all wet and dishevelled, Es would be sad if she saw you right now.”</text:p>
      <text:p text:style-name="Normal">“Right... That’s the last thing I want. Can you fix it up for me please?”</text:p>
      <text:p text:style-name="Normal">Sarah silently contemplated Shiiro for a moment. Then, with a sign of her hand she beckoned the girl closer and got to work on her hair, and because they were only shoulder length, it didn’t take long. No words were spoken, the indistinct bumble of the crowd in the background and the occasional whistling of the wind were good enough; tacitly, they’d agreed upon that. </text:p>
      <text:p text:style-name="Normal">“There, a ponytail for you too. Take care of your hair better next time, you of all people should know just how much love Es puts into preparing it.”</text:p>
      <text:p text:style-name="Normal">Shiiro didn’t answer. Her gaze sought refuge somewhere at her own feet, but guilt found its way into her heart anyway. <text:span text:style-name="T1">Why do I always become a child whenever she comes up... </text:span>But she knew why.<text:span text:style-name="T1"> Because that’s what mothers do, because that’s how they treat us.</text:span></text:p>
      <text:p text:style-name="Normal">“You don’t need to worry about it so much, you know. Anyway, I don’t suppose you’re going to tell me what happened. Can you help me set up store instead?”</text:p>
      <text:p text:style-name="Normal">“Sure... Sorry and thanks.”</text:p>
      <text:p text:style-name="Normal">With the two of them plus a cat providing moral support, it was over in no time. Theirs was actually a drink stand, since Little Song was a bar that specialized in them. </text:p>
      <text:p text:style-name="Normal">“Good job there. By the way, old man Varkof told me that the labyrinth he’d made this year was great, and he asked me to invite you on his behalf. It’s at the usual place, so you should go check it out. You don’t have anything better to do anyway, I think.” This last sentence, she pronounced while looking at the sky and stroking her chin. With a long white beard and a likewise toga, she might have passed for an ancient philosopher. <text:span text:style-name="T1">Shame her words were so rude.</text:span> </text:p>
      <text:p text:style-name="Normal">“You’re almost right. I have to get food first, though.”</text:p>
      <text:p text:style-name="Normal">“Meow,” agreed Mr Cat.</text:p>
      <text:p text:style-name="Normal">“Oh, well. Do as you please, we have the entire day ahead of us, I’m sure he won’t mind if you arrive later. You can come here whenever you want if you need a drink, today’s a festival so I’ll only charge you double.”</text:p>
      <text:p text:style-name="Normal">This didn’t sound fair to Shiiro, so it was only logical that her réplique came with a theatrically exaggerated tone of shock and disgust.</text:p>
      <text:p text:style-name="Normal">“How horrible! Is this how Little Song treats its faithful workers? If that is so, then I shall take my leave, but never to return again, not to this tyrannical shop!”</text:p>
      <text:p text:style-name="Normal"><text:span text:style-name="T1">What a dramatic exit I’m making. </text:span>Sarah smiled and waved at them as they left.</text:p>
      <text:p text:style-name="Normal"/>
      <text:p text:style-name="Normal"/>
      <text:p text:style-name="Normal">“Now then, let’s get ourselves something to eat, my dear cat.”</text:p>
      <text:p text:style-name="Normal">There were plenty of food stalls at the centre of the plaza, and as a result a wide range of choice presented itself to them, but as it was fairly early in the morning and it was on her mind anyway, she decided to go for cake. Apparently, a lot of people were thinking the same thing, judging from the crowds that the bakery stands were attracting. She picked the one that had the fewest people around, whereas Mr Cat seemed to have smelled something to his liking and disappeared somewhere in the direction of the charcuterie shop’s stall, to the west side. <text:span text:style-name="T1">Your actions from here on out are beyond my responsibilities, Mr Cat... If you’re going to cause trouble you better run fast and far away from me. </text:span>It was debatable whether her thoughts would reach him, though, especially since she didn’t try to communicate them. </text:p>
      <text:p text:style-name="Normal">All she could do now was wait for her turn. With nothing better to do with her time, she decided to focus a bit on observing everything in her environment. Here, everything included herself. The wind felt cool on her skin, her arms were relaxed, and she was placing slightly more weight on her right foot than on her left. <text:span text:style-name="T1">Let’s correct that.</text:span> Heartbeat felt normal, no itch nor pain, no sensation or feeling stood out. Some people, however, did. A father talking very loudly to his daughter, the latter was pointing to a balloon another kid was holding. The balloon was green, and it had been made to look like a dog. Since no one in this sphere had shown an ability to make shapes out of balloons, and only the firework maker had any interest in them, there was a good chance he was the one who made it. <text:span text:style-name="T1">Meaning he must be around here. And since fireworks are not for until this evening, he’s likely selling other things too, like balloons. </text:span>Sure enough, there he was near a stand with balloons attached to it, just beyond the food stalls. But unlike predicted, it wasn’t open yet, so that green dog was probably a gift. A small bird landed close to him, and pecked at food on the ground. Behind the bird was one of the busiest bakery stall she’d avoided. Two persons arguing, possibly about whose turn it was; there were no such things as lines in this city. A third acting as a mediator, to no avail. More people joining in as mediators. <text:span text:style-name="T1">Good luck.</text:span> The bird took off, towards a tree at the eastern end of the plaza. The stalls there followed no particular theme. <text:span text:style-name="T1">“They sell physical things that can’t be eaten,” is pretty much all they have in common.</text:span> Although this did imply that non-physical things were also sold ...<text:span text:style-name="T1">Which is surprisingly not that far from the truth... For example, wishes and prayers aren’t a physical thing, and then what else...? </text:span>And then she caught herself losing her concentration. <text:span text:style-name="T1">Well, that’s enough observation for now.</text:span> </text:p>
      <text:p text:style-name="Normal">After allowing a few people to pass her, her turn finally came and she got a slice of regalia cake, flavoured strawberry on one side and melon on the other. <text:span text:style-name="T1">Delicious. Mission completed.</text:span> Now she truly had nothing to do, but she wanted to look around some more. In the direction opposite the charcuterie stand. Meaning, eastward, to the miscellaneous stands. The shops there were actually more uniform than she thought. Some were aimed towards children, selling toys. Others offered souvenirs, lucky charms and the likes. All of them were festival-themed: miniature windmills, dragon-shaped kites, flags and shirts with all sorts of patterns, most including twenty-one coloured stars, or wooden dragons. Even small potted trees were being sold. In all this, one shop managed to be very original: half of their stand was dedicated to dream catchers. As to why, she didn’t know, but it was an original idea. It certainly attracted her attention. </text:p>
      <text:p text:style-name="Normal">Each dream catcher was unique, but one of them stood out. It was completely blue, with blue feathers attached to it, but at its centre was a small crystal of a very deep, very strong red colour. It felt familiar, it felt strange. She closed her eyes to see it better, and see it better she did. The crowd was a mist, a mist of hues. Rainbows that didn’t want to restrict themselves to seven colours, emotions of all kinds that flew in all directions. Towards another person, towards a wanted item. The lights they emitted were faint, some bright, some sad. It was a colourful mist, full of hearts. And in the middle of it all, there was a bright red. A fire that shone on everything. It was the crystal on the dream catcher, and it was a fire that she’d seen. In the sky. When their wooden replicas were everywhere, it was easy to guess where she’d seen that crystal. It was the same crystal that Ohma was made of. It was a crystal from a dragon. </text:p>
      <text:p text:style-name="Normal">“Sigh... Of course it’d attract my attention.” </text:p>
      <text:p text:style-name="Normal">An actual crystal from Ohma, and it was being sold at a festival stall like a vulgar lamp. But there was a boon to this: it meant she could buy it. Clearly, no one had realized what this crystal was. If anyone knew, they would fight for it. If the authorities knew, they would sequestrate it. And yet, it’s specifically because it was so rare and precious that it was so safe. </text:p>
      <text:p text:style-name="Normal">“Let’s see... five hundred Vassalts? Easy. My wallet’s gonna hurt, but it’s the best deal I’ll ever make.”</text:p>
      <text:p text:style-name="Normal">And talking about her wallet... It wasn’t there. <text:span text:style-name="T1">No way. </text:span>Yes way, she forgot it. In fact, she remembered exactly how, before leaving her room, she resolved to not forget it, and how she left it on the living room table as Es called her and then proceeded to leave without it. <text:span text:style-name="T1">Excellent.</text:span> And she sighed again. Two course of actions presented themselves. One, the legal way, she went back home as fast as she could and prayed no one buy it. Two, she stole it. Option two looked attractive, somehow. That being said, she shut it down with a surge of discipline. Before leaving, she wanted to establish her chances of making it in time, so she looked around to see whether anyone had realised what that dream catcher had. Most people were oblivious to it, and the ones that did have a look seemed to consider it just one dream catcher among the many others. It offered some hope, but still that couldn’t be good. How many people were interested in dream catchers? She could only guess by their gaze, so one by one she interrogated their eyes. Then, hers met with those of someone else. Brown eyes, tan skin. Clearly a native. But most importantly, she didn’t need to read his mind to know that they wanted the same thing. That crystal. <text:span text:style-name="T1">Damn it. </text:span>And yet, he wasn’t moving. His clothes were slightly oversized, and he had a backpack over his hoodie. But he didn’t reach for his backpack, nor for his pockets. Could it be... <text:span text:style-name="T1">He doesn’t have money either?</text:span> <text:s text:c="2"/></text:p>
      <text:p text:style-name="Normal">Thus, they were left at a stand off. Neither of them had the money, and both of them knew it. Otherwise, they’d have bought it. But she didn’t want to tunnel vision on someone who’s purchase power wasn’t sufficient, so she took a quick glance around again, keeping him in her field of vision. No one else knew, for now, so there was nothing more to worry about. Or at least, so she thought. She would be correct in not worrying about other persons, other humans, but she’d made the mistake of not considering dogs. Specifically, puppies. The tiny wagging tails of a German shepherd and a golden retriever were approaching the table where the dream catcher was. <text:s text:c="2"/></text:p>
      <text:p text:style-name="Normal"/>
      <text:p text:style-name="Normal"> <text:s text:c="2"/></text:p>
      <text:p text:style-name="Normal"><text:span text:style-name="T1"> </text:span>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私、どんな世界が欲しいですか？</text:p>
      <text:p text:style-name="Normal">I want a world that’s mine alone, where only I am. And I make everything I want. I want my imagination. I want it. A world where I can fly, where it rains, where the sun shines down on the wet grass, and I lay down without a care in the world. Because, I am the world. </text:p>
      <text:p text:style-name="Normal">Does this imply you don’t care about yourself?</text:p>
      <text:p text:style-name="Normal">Not particularly, no. And yet, I am also the one person I care about the most. Ahh, music is lovely, isn’t it. What say you to starting all over again, but this time, with music? </text:p>
      <text:p text:style-name="Normal">I think... those past times, back in June, I also didn’t have any particular expectation, and yet it wasn’t that fun. I wasn’t thinking about it all day long. </text:p>
      <text:p text:style-name="Normal">That could mean that you did it all wrong. </text:p>
      <text:p text:style-name="Normal">Yeah, but it could also mean that this simply isn’t it.</text:p>
      <text:p text:style-name="Normal">How many times do we have to go over this? As I said, let’s give it one more try. It might not be it. But it also might. It just might. I want it to be. I want it to. </text:p>
      <text:p text:style-name="Normal"/>
      <text:p text:style-name="Normal">Funny, isn’t it? I want it so bad to be fun, I’m trying so hard to make it fun, that I forgot that this wasn’t how fun works at all. I think you can search it up, ‘how to have fun’. But, you won’t. </text:p>
      <text:p text:style-name="Normal"/>
      <text:p text:style-name="Normal">So, as a last time, or at least, as the one more try, let’s do it all over again, and try to have fun doing it. That means, just do it all over again. God, I’m despairing just thinking about it... I don’t want to do it all over again. There’s so much to be done. I’m just tired. I am. I’m desperate. I’m clinging on to hope. But I don’t know how to give up. I don’t know how to convince myself that this isn’t it. So hey, let’s cling on to hope some more, and let’s write. Let’s despair, the one of us. Thank you, I don’t know why, but I want to say thank you. Even though there’s nothing. </text:p>
      <text:p text:style-name="Normal"/>
      <text:p text:style-name="Normal"/>
      <text:p text:style-name="Normal"/>
      <text:p text:style-name="Normal">Hello, it’s been a while. So, you know, I decided. This isn’t it. I don’t know what is, but it’s not writing. But, I want to try it anyway. Or maybe, I just want to try writing. Because I haven’t immersed myself in that world yet. </text:p>
      <text:p text:style-name="Normal">The world is a canvas I am free to paint on. At first, I wanted it to be pure white, clear and empty, and I would create. But, what about this world? To be honest, I don’t have anything against a world that’s already full of stories, I would paint all the same. You know, I think I just want to paint a world. That’s why I’m back. Writing isn’t it, but I want to create a world and immerse myself in it regardless. So here I am. I’ve already begun actually, on a certain black notebook. A physical one. A sea of ink. So, hello again. This time, with nothing. Just, music.</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